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55e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FriendFinder</text:span>: busca usuarios que no estén en mi lista de amigos. </text:p>
      <text:p text:style-name="Standard"><text:span text:style-name="T2">post</text:span>(friendFinder.php")</text:p>
      <text:p text:style-name="Standard"/>
      <text:p text:style-name="Standard"><text:span text:style-name="T1">friendFinderFindAmigoInMyListByName</text:span>: busca amigos que estén en mi lista de amigos</text:p>
      <text:p text:style-name="Standard"><text:span text:style-name="T2">post</text:span>(friendFinderFindAmigoInMyListByName.php</text:p>
      <text:p text:style-name="Standard"/>
      <text:p text:style-name="P1">this button is disabled by now</text:p>
      <text:p text:style-name="P1">*******************************************************************</text:p>
      <text:p text:style-name="P1">friendRequestAcceptAllMakeTheButton: <text:s/>create button for accept all friend </text:p>
      <text:p text:style-name="P1">post("/controltecbook/application/modules/phpfriends/friendRequestAcceptAllMakeTheButton.php</text:p>
      <text:p text:style-name="P1"/>
      <text:p text:style-name="P1">friendRequestAcceptAllButton:accept all friend <text:s/>r equest with just one click</text:p>
      <text:p text:style-name="P1">.post("/controltecbook/application/modules/phpfriends/friendRequestAcceptAllButton.php"</text:p>
      <text:p text:style-name="P1">********************************************************************</text:p>
      <text:p text:style-name="Standard"/>
      <text:p text:style-name="Standard"><text:span text:style-name="T1">friendRequestButton</text:span>: handles when the user click a friend request button <text:span text:style-name="T2">post</text:span>(friendRequestButton.php"</text:p>
      <text:p text:style-name="Standard"/>
      <text:p text:style-name="Standard"/>
      <text:p text:style-name="P2">friendRequestMessageIfNewRequestToMainPageControltecbook</text:p>
      <text:p text:style-name="Standard"><text:span text:style-name="T2">post</text:span>(friendRequestMessageIfNewRequestToMainPageControltecbook.php",</text:p>
      <text:p text:style-name="Standard"/>
      <text:p text:style-name="Standard"/>
      <text:p text:style-name="P2">friendRequestNewRequestToFriendsPage</text:p>
      <text:p text:style-name="Standard"><text:span text:style-name="T2">post</text:span>(phpfriends/friendRequestNewRequestToFriendsPage.php"</text:p>
      <text:p text:style-name="Standard"/>
      <text:p text:style-name="Standard"/>
      <text:p text:style-name="P2">friendShowAll</text:p>
      <text:p text:style-name="Standard"><text:span text:style-name="T2">post </text:span>(phpfriends/friendShowAll.php",</text:p>
      <text:p text:style-name="Standard"/>
      <text:p text:style-name="P2">friendStart</text:p>
      <text:p text:style-name="P3">call friendShowAll() script at the Start</text:p>
      <text:p text:style-name="P3"/>
      <text:p text:style-name="P2">LanguageSpanishFriendButtonsTranslator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M57S</meta:editing-duration>
    <meta:editing-cycles>7</meta:editing-cycles>
    <meta:generator>OpenOffice.org/3.3$Win32 OpenOffice.org_project/330m20$Build-9567</meta:generator>
    <dc:date>2014-04-28T19:58:57.67</dc:date>
    <meta:document-statistic meta:table-count="0" meta:image-count="0" meta:object-count="0" meta:page-count="1" meta:paragraph-count="21" meta:word-count="75" meta:character-count="1163"/>
    <meta:user-defined meta:name="Info 1"/>
    <meta:user-defined meta:name="Info 2"/>
    <meta:user-defined meta:name="Info 3"/>
    <meta:user-defined meta:name="Info 4"/>
  </office:meta>
</office:document-meta>
</file>